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333333" fo:font-style="italic" fo:font-weight="bold"/>
    </style:style>
    <style:style style:name="P2" style:family="paragraph" style:parent-style-name="Text_20_body">
      <style:text-properties fo:color="#000000"/>
    </style:style>
    <style:style style:name="P3" style:family="paragraph" style:parent-style-name="Text_20_body">
      <style:text-properties fo:color="#000000" fo:font-weight="bold"/>
    </style:style>
    <style:style style:name="P4" style:family="paragraph" style:parent-style-name="Text_20_body">
      <style:text-properties fo:color="#444444"/>
    </style:style>
    <style:style style:name="P5" style:family="paragraph" style:parent-style-name="Text_20_body">
      <style:paragraph-properties fo:margin-top="0in" fo:margin-bottom="0.1563in" style:contextual-spacing="false"/>
    </style:style>
    <style:style style:name="P6" style:family="paragraph" style:parent-style-name="Text_20_body">
      <style:paragraph-properties fo:margin-top="0in" fo:margin-bottom="0.1563in" style:contextual-spacing="false"/>
      <style:text-properties fo:color="#000000"/>
    </style:style>
    <style:style style:name="P7" style:family="paragraph" style:parent-style-name="Text_20_body">
      <style:paragraph-properties fo:margin-top="0in" fo:margin-bottom="0.1563in" style:contextual-spacing="false" style:line-height-at-least="0.25in"/>
      <style:text-properties fo:color="#000000"/>
    </style:style>
    <style:style style:name="P8" style:family="paragraph" style:parent-style-name="Text_20_body">
      <style:paragraph-properties fo:margin-top="0in" fo:margin-bottom="0in" style:contextual-spacing="false"/>
    </style:style>
    <style:style style:name="P9" style:family="paragraph" style:parent-style-name="Text_20_body">
      <style:paragraph-properties fo:margin-top="0in" fo:margin-bottom="0in" style:contextual-spacing="false"/>
      <style:text-properties fo:color="#000000"/>
    </style:style>
    <style:style style:name="P10" style:family="paragraph" style:parent-style-name="Text_20_body">
      <style:paragraph-properties fo:margin-top="0in" fo:margin-bottom="0.139in" style:contextual-spacing="false"/>
    </style:style>
    <style:style style:name="P11" style:family="paragraph" style:parent-style-name="Text_20_body">
      <style:paragraph-properties fo:margin-top="0in" fo:margin-bottom="0.139in" style:contextual-spacing="false"/>
      <style:text-properties fo:color="#000000"/>
    </style:style>
    <style:style style:name="P12" style:family="paragraph" style:parent-style-name="Text_20_body">
      <style:paragraph-properties fo:margin-left="0in" fo:margin-right="0in" fo:margin-top="0in" fo:margin-bottom="0.1563in" style:contextual-spacing="false" fo:text-indent="0in" style:auto-text-indent="false"/>
    </style:style>
    <style:style style:name="P13" style:family="paragraph" style:parent-style-name="Text_20_body">
      <style:paragraph-properties fo:margin-left="0in" fo:margin-right="0in" fo:margin-top="0in" fo:margin-bottom="0.139in" style:contextual-spacing="false" fo:text-indent="0in" style:auto-text-indent="false"/>
    </style:style>
    <style:style style:name="T1" style:family="text">
      <style:text-properties fo:font-style="italic"/>
    </style:style>
    <style:style style:name="T2" style:family="text">
      <style:text-properties fo:color="#000000"/>
    </style:style>
    <style:style style:name="T3" style:family="text">
      <style:text-properties fo:color="#000000" fo:font-style="italic"/>
    </style:style>
    <style:style style:name="T4" style:family="text">
      <style:text-properties fo:color="#343434" fo:background-color="#ffffff"/>
    </style:style>
    <style:style style:name="T5" style:family="text">
      <style:text-properties fo:color="#000080" style:text-line-through-style="none" style:text-underline-style="none" style:text-blinking="false"/>
    </style:style>
    <style:style style:name="T6" style:family="text">
      <style:text-properties style:text-line-through-style="none" style:text-underline-style="none" style:text-blinking="false"/>
    </style:style>
    <style:style style:name="T7" style:family="text">
      <style:text-properties style:text-position="33% 80%"/>
    </style:style>
    <style:style style:name="T8" style:family="text">
      <style:text-properties fo:font-weight="bold"/>
    </style:style>
    <style:style style:name="T9" style:family="text">
      <style:text-properties fo:font-variant="normal" fo:text-transform="none"/>
    </style:style>
    <style:style style:name="T10" style:family="text">
      <style:text-properties fo:font-variant="normal" fo:text-transform="none" fo:color="#444444"/>
    </style:style>
    <style:style style:name="T11" style:family="text">
      <style:text-properties fo:color="#444444"/>
    </style:style>
    <style:style style:name="T12" style:family="text">
      <style:text-properties fo:color="#174e82" style:text-line-through-style="none" style:text-underline-style="none" style:text-blink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llege Unpreparedness – a Validation of the Plight of American High Schools</text:p>
      <text:p text:style-name="P2">            Twenty years after the firestorm created by "A Nation at Risk" little overall achievement gains have been realized in America's schools and the call for higher standards continues to ring. Friedberg (2009), in an editorial for the <text:span text:style-name="T1">Boston Globe</text:span>, claimed that the state of mathematics literacy and education in America is an actual crisis. While many researchers have noted declining college readiness among incoming freshmen, a consensus has begun to emerge; incoming freshmen are more likely to need developmental, the college euphemism for “remedial”, coursework and other support in mathematics, and they are less likely to successfully complete this coursework (Stigler, Givven, &amp; Thompson 2009). While non-successful completion and attrition have long been recognized problems in the post-secondary educational system, the need for 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p>
      <text:p text:style-name="Text_20_body"><text:span text:style-name="T2">            The need for developmental course offerings has never been greater. </text:span><text:span text:style-name="T4">Over 60 percent of all students entering community colleges in the United States are required to complete developmental courses and a sobbering 70 percent of these students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2"> (</text:span><text:a xlink:type="simple" xlink:href="http://www.carnegiefoundation.org/developmental-math"><text:span text:style-name="T5">http://www.carnegiefoundation.org/developmental-math</text:span></text:a><text:span text:style-name="T2">). Research cited in the 2008 Small American Schools report, </text:span><text:span text:style-name="T3">Diploma to Nowhere</text:span><text:span text:style-name="T2">, suggest that over one third of all college students need developmental coursework and that, for those entering the community college, about 43% enroll in at least one developmental course. The trouble with schools during the is time was supported by the 2007 National Assessment of Educational Progress (NAEP) which demonstrated that only one quarter of high school students showed proficiency in mathematics and only 43% performed at college ready levels on the ACT the same year.The report claims that the American high schools "profoundly fails to prepare students for postsecondary work," ( p.2) and estimates the cost of remediation for a two year public colleges at over a two billion. 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 his cost issue caught the attention of state policymakers in the 1990s as they reacted to the seeming waste of “paying twice” for what should have been taught in high school.</text:span></text:p>
      <text:p text:style-name="P2">            Data from enrollment statistics for developmental courses over the last decade validate the levels of unpreparedness of American students for higher education. A study commissioned by the NCES in 2003, reporting on remedial enrollments in fall 2000, found that 42 percent of community college students enrolled in at least one remedial course, compared to 20% of public four-year college students other studies confirm these differences by institutional type, but estimate the rates are even higher. In Minnesota community and technical colleges 48% of its students enrolled in one or more developmental courses, Compared to 29% at its four-year colleges and universities. The 2002 study by the education commission of the state's (ECS) found that remedial education rates at community colleges range from 10% to 72%. State level remediation rates at public four-year colleges range from 6% to 50%.</text:p>
      <text:p text:style-name="P2">            Recent data from the Florida college system indicates that the remediation rate has remained relatively constant in that system since 1997. Despite the Florida  numerous reforms and increased standards and testing, evidence is clear, that they had contributed little to improving student performance. Consider that in Florida, more than half of the all high school graduates who took the college placement test had to take at least one remedial class upon matriculating into one of its colleges <text:soft-page-break/>or universities. And while many of those students struggle with basic reading and writing skills, the subject they’re most unprepared for in college is math. 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p>
      <text:p text:style-name="P2">            The Florida Department of Education would leave people to believe that most of the growth in remedial math classes comes from students age 20 and over, that seek bettter employment and/or higher wage and higher demand jobs and have fallen victin to down turns in the economy and lack of jobs. These students do account for a  number of students that are far removed from the math drills which have become rusty over time, if they had them to begin with. But, among the students age 20 and over are a signmificant number of students that entered college at age 18 or 19, after graduating high school. Many of these students are currently enrolled in developmental courses and have not finished the required sequence. In 2010-11, 54 percent of students coming out of high school failed at least one subject on the Florida College System’s placement test, according to an investigation by the Florida Center for Investigative Reporting and State Impact Florida.That meant nearly 30,000 students – high school graduates – had to take at least one remedial course in college.  </text:p>
      <text:p text:style-name="P6">            T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 Most of the state’s cost is spent on non-traditional students – students who return to college after being out of school for a while. But according the Florida Department of Education, about one-third of the cost of remedial education is spent on students who are fresh out of Florida high schools.</text:p>
      <text:p text:style-name="P2">            It is not uncommon for a signficant number of students to be required to complete a sequence of developmental courses in math (level1 and level2), reading (levels 1-3) and Enlish (levels 1-2) before enrolling in their first course college level course within their chosen field of study. A large number of these students passed the Florida FCAT and graduated from public high schools. Often refered to as  “developmental hell,” students were banished from college level courses until they completed a slew of remedial courses at a cost of $300 - $500 per course. Sadly enough, the math crisis is critically damning among students coming to college straight out of high school. Some 44 percent of high school graduates who took the Florida College System’s entrance exam failed the math section in 2010-11. Less than a third failed in reading and writing. Remedial classes do not count toward a college degree. Each class runs an entire semester. And students cannot enroll in college classes until they pass all their remedial courses. Students who fail a remedial class are less likely to make it to the finish line of graduation.</text:p>
      <text:p text:style-name="P8"><text:span text:style-name="T2">            Florida’s remedial education needs are much greater than in many other states. Nationwide,</text:span><text:a xlink:type="simple" xlink:href="http://www.all4ed.org/files/SavingNowSavingLaterRemediation.pdf"><text:span text:style-name="T6">about 40 percent of all first-year students need remedial education</text:span></text:a><text:span text:style-name="T2"> before they can enroll in credit-bearing courses, according to the Alliance for Excellent Education, a Washington, D.C.-based policy and advocacy group The numbers are particularly poor at Miami Dade College,  wheree, 63 percent of high school graduates take at least one remedial course upon enrollment. Many of them are shocked to find out that they weren’t ready for college despite having earned a high school diploma. The latest NAEP (National Assessment fo Educational Progress) for 2013 results support the lack of prepardness for college mathematics among Florida high school graduates. As reported by the Office of Assessment, Florida Department of Education “T</text:span>he average score of Florida’s students in 2013 was not significantly different from their average score in 2009 and continued to be significantly lower than that of the nation (pages 8 and 9 ).”  </text:p>
      <text:p text:style-name="P9"> </text:p>
      <text:p text:style-name="P9"><text:soft-page-break/>            The situation in Florida is similar to what’s happening across the United States. A 2010 Columbia University study of 57 community colleges in seven states found that one in two incoming students needed to take remedial math courses.  Another study by Harvard University researchers looked around the world. It found that only 32 percent of U.S. high school students graduating in 2011 were proficient in math. Of 65 nations that participated in the Harvard survey, the U.S. ranked 32nd. Vinton Gray Cerf, an Internet entrepreneur quoted in the Harvard report, said the U.S. is not producing enough innovators because of a deteriorating K-12 education system. He also blamed a national culture that doesn’t value engineering and science.</text:p>
      <text:p text:style-name="Text_20_body"> </text:p>
      <text:p text:style-name="Text_20_body">            Colleges and universities which admit underprepared students do so on the assumption that developmental courses can improve their preparedness for college level work (Cross, 1976; 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The research literature indicates that college students who enroll in developmental courses, on average, have less favorable educational outcomes than students who enter ready for a college-level work; however, successful completion of the developmental coursework reduces the gap and provides a stepping stone to degree attainment. However, several national and state studies lead to the same conclusion: students who complete remedial courses are more likely to achieve educational success than those who are provided opportunities to complete the courses and are permitted to not to enroll in them.Although developmental education is costly, a potentially successful student who fails in college and doesn't earn a technical degree or higher, is a loss of human resources that cannot be easily replaced. A society that doesn't realize that its greatest resource in today's world is having a large pool of skilled workers that knows how to write complete sentences, interpret and solve mathematical situations or engage in critical thinking is a society that cannot compete with other nations.  </text:p>
      <text:p text:style-name="Text_20_body"> </text:p>
      <text:p text:style-name="Text_20_body">            I experienced first hand the erosion of academic stantdards that occur when colleges allow underprepared students to enroll in large numbers into college level courses without having first completing remedial courses that were prescribed. For nearly ten years, I was employed as a community college faculty member, teaching mathematics and physics and was eventually promoted to Dean of Arts and Sciences. While serving as a faculty member, I was fully aware of research in developmenetal studies and attended numerous conferences and presentations related to the important research in developmental mathematcix. Moreover, most of the community colleges in North Caroliina were adopting mandatory placement and testing policies and were reporteing favorable results. Note that during this time, the college policy was mandatory testing for all new students; however, placement into developmental courses based on results was not mandatory for students and test results were used only for advising students. The majority of students ignored placement results and their advisors' recommendations and students did not enroll in developmental courses in even the most extreme cases where the results indicated severe deficincies in students' mathematical (or reading and writing) abilities.  </text:p>
      <text:p text:style-name="Text_20_body">            I often taught introductory math courses from college algebra and statistics that were full of students that could not perform basic arithmetic although they were recent high school graduates and had completed four units of college prep math in high school. Mathematics faculty were pressured by administdration to maintain high retention and passing rates. As a young faculty member, I felt pressured to pass students that did not meet course standards and coerced to dumb down the course. I remember some of the discussions that I had with my colleaques who felt badly about passing students along to satisfy college administration. I recall a particular conversation with one faculty member that <text:soft-page-break/>could not understand why the administration would not consent to placement and remediation policies adopted by other colleeges. One  faculty member's comment was indicative of the gerneral feeling and pratices during that time: “I hope that most people understand that a “C” in a community college is an “F” anywhere else, but my “A” students are “A” students anywhere. “ So there you have it, to play the game, this teacher challenged the top students and gave everyone else a grade “C” in order to keep her job.</text:p>
      <text:p text:style-name="Text_20_body">            The prevailing philosophy among the administration, constantly communicated to the faculty, was that good teachers "got students through" (i.e. had high pass rates). Moreover, college policy allowed faculty to teach evening courses and receive extra pay, and most faculty wanted the extra money. However, the evening dean could employ faculty “at will” without approval from academic departments and it was understood by all that low passing rates or dissatisfied students meant no evening employment and extra earnings. Even worse, faculty were employed on nine month contracts and could teach during summer term and receive a pro-rata portion of their regular salary based on the number of courses taught. Again, with few exceptions, faculty that the administration deemed “student friendly” were provided the opportunity for summer employment. So, passing students along, maintaining high stutdent ratings, and “life is good.” Needless to say, grade inflation was rampant and a letter grade of “C” became the default grade for failing students. According to Boylan (2002) “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p>
      <text:p text:style-name="Text_20_body">            As a new colllege dean supported by the mathematics faculty that were relieved to have someone from their ranks address the problem that unfairly compromised their ability to teach real college-level courses to students that were capable of truly passing their courses. So, it became my goal, if not obsession to collect data and convince administration, primairly the colllege president, that allowing students that were not prepared to enroll into courses when remediation was needed was actually not a “student freindly” practice. I started collecting data to compare students that completed the prescribed developmental courses based on placement testing with those those students whose palacement test scores indicated a need for remedial coursework in mathematics and chose not to enroll in remedial courses. My study consisted of comparing both of these groups with students that placed out of developmental studies where test results indicated that students were college ready. My study consisted of separating data into two sets and tracking performance among: 1) students' with scores on the College Placement Test (CPT) that indicated a need for remediation and who elected to not enroll in developmental courses, and 2) students' with scores on the College Placement Test (CPT) that indicated a need for remediation and elected to follow the prescribe developmental courses as indicated on the CPT.</text:p>
      <text:p text:style-name="Text_20_body">            Findings were predictable. Students that enrolled directly into college math courses rather than the prescribed remedial or developmental courses had significantly higher failure rates in the first college level math course in which they enrolled; whereas, students that successfully completed developmental courses enjoyed much greater success rates than the students that ignored placement test results. Findings indicated that students completing developmental courses had greater passing and graduation rates, and overall gpa's than students that chose not to complete the developmental sequence.</text:p>
      <text:p text:style-name="Text_20_body">            At the same time that I was conducting my research, I had contacted a State University where nealry 75% of the college transfer students enrolled after receiving an associate degree of completing gernearl education core courses prior to transfering at the community college. I sent a request to the <text:soft-page-break/>university registrar for a list of all students that had transferred from our college over the past five years. After I received the names, I had the college registrar locate each students placement score, and separate students into two classes: those that placed developmental and completed the sequence prior to completing the first college level course at the college and those that placed into developmental studies but did not enroll in developmental courses. In both cases, students passed college mathematics and English prior to transfer. I then sent the two list of names to the University and requested that they provide me statistical analysis of each group to included number of students on academic probation, overall gpa, gpa on math courses attempted at the university, retention rates, number of hours attempted and number of credit hours completed. In all categories, students that were passed along by the community college and did not complete the developmental sequence were subsequently accepted by the universtiy and suffered severly in comparison to either students that transferred and completed remediation and students that transferred and did not need remiedial course work.</text:p>
      <text:p text:style-name="Text_20_body">I presented the results of the study to the  college president with my recommendations to require mandatory placement and testing for all new students. The president summariyl rejected my proposanl citing that " students had a right to fail" and that “good faculty at the college always found a way to get students through.” I remember clearly how he scoled me stating “at least we gave them a chance” (at the university, sic). The cost of ignorance and drop outs is higher. Good academic support and developmental education programs promote higher reenrollment and retention rates for students. For example,data studies at the University of Missouri-Kansas City suggest that for every dollar invested in the Supplemental Instruction (SI) program, the institution receives between $1.5 and $2 due to a higher rate of reenrollment on the part of SI participants. Often learning centers should be center pieces for effective cam pus-wide student retention programs.</text:p>
      <text:p text:style-name="Text_20_body">            Four years later, I replicated the study and found similar results, shared the results with the new president who also reviewed as the Literature in developmental studies, and accepted that my recommendations. In 2002, mandatory placement into the developmental studies became a requirement and in 2007, faculty or surveyed if and stated on emphatically that they were able to pick teach if their classes for this and a much higher level.  Developm 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 ould admit the same students, and professors would be forced to teach classes with a much wider range of abilities represented but without any resources for students needing extra help. This in turn would lower the quality of education offered to the entire student bodyIn fact, overall GP A's for students had decreased over time since the implementation which indicated that great inflation was decreasing yet are success rates in college math courses have improved.</text:p>
      <text:p text:style-name="P10">            Developmental studies open doors to postsecondary educational opportunity for those who need a second chance.  Such proponents tend to oppose efforts to eliminate developmental education from four-year institutions, asserting  that allows many low income, racial/ethnic minorities and first generation students’ access to opportunity, gain meaningful employment, and to effectively participate in society despite cultural and other barriers.Developm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ould admit the same students, and professors would be forced to teach classes with a much wider range of abilities represented but without any resources for students needing extra help. This in turn would lower the quality of education offered to the entire student body.</text:p>
      <text:p text:style-name="Text_20_body">            According to Hunter Boylan, Director of the National Center for Developmental Education at <text:soft-page-break/>Appalachian State University:</text:p>
      <text:p text:style-name="Text_20_body">            "The debate over where to do developmental education or whether to do it at all is fraught with misunderstandings,     oversimplifications, half-truths, and some outright lies. Many educators and legislators  simply do not understand       the issue in all of its complexity. Harvard, Stanford, Colgate, Amherst, or Brown can afford to be highly selective       and admit only, the very best prepared students. Most nonselective public and private institutions cannot. They         cannot do this for at least two reasons. First, these institutions are committed to making higher education accessible    to the citizens of their state or region. They exist, at least partially, to provide a pool of highly literate and well-          trained workers and professionals who will promote the economic development of their state or region. The     available pool of any sort of student, let alone the academically, talented ones, is simply not large enough to sustain      economic development. According to Hodgkinson (1985) we are 'entering an era in which youth will be in short      supply in America' (p. 18). As Hodgkinson also notes, '... in 1950, seventeen workers paid the benefits of each       retiree. By 1992, only three workers will provide the funds for each retiree and one of the three workers will be a       minority" (p.3). Of these workers, a great many will have grown up in poverty and been denied educational opportunities, and many of the more advantaged will still have failed to master basic literacy and problem solving   skills (Hodgkinson, 1985)."</text:p>
      <text:p text:style-name="P2"> </text:p>
      <text:p text:style-name="P3">Remediation in the Sunshine State</text:p>
      <text:p text:style-name="P2">            Typical of the problem in mathematics preparedness is exemplified by one of the largest community colleges, now state college, in South Florida and embodies the dismal state of affairs. At this college, the proportion of its students historically enroll in developmental courses at significantly higher levels  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 In 2010, the college had a developmental mathematics success rate of 46.2% (grade of C or higher) while other community colleges across the State of Florida had a developmental success rate of 55.5%. The inability to transition successfully out of developmental mathematics and into college level mathematics is one of the primary barriers to success and completion at the post-secondary level (Schmitz 2006).</text:p>
      <text:p text:style-name="P2">            The majority of the students enrolled in the college in the previous paragraph were recent high school graduates and had “successfully” completed four units of high school math. Yet, valid placement test results demonstrated that in fact, the students were mathematically illiterate and  not proficient at the most rudimentary levels in algebra, and in many cases, basic artihmetic. These students passed Florida state mandated end-of-course exams for each unit of math and received passing grades for their courses. What a monumental waste of time. As a college administrator it was common practice for parents or students to confront me in a fury because their son/daughter or he/she was an “A” or “B” student in high school Algebra and could not pass the College Placement Test (CPT). Although I have been a staunch advocate of public schools for my entire life, it would be intellectually dishonest to not admit that American high schools are broken.</text:p>
      <text:p text:style-name="P11">            In 2012, NPR investigative journalist Sarah Gonzales provided one student's experience with Florida's developmental studies courses and her lack of prepardness for college level work. The student, Wendy Pedroso, stated that she has never liked math, but for most of elementary school and middle school she got B’s in the subject. However, things changed when she took algebra in the ninth <text:soft-page-break/>grade at Miami Southwest Senior High School. Because of her difficulties with understanding artihmetic, primairly fractions, she failed the class, worried that she’d never get to go to college. Ultimately, with the help of tutors. Pedroso finally passed algebra after repeating the course during summer school. She eventually graduated from high school in 2011.</text:p>
      <text:p text:style-name="P6">            After completing high school, Pedroso enrolled at Miami Dade College, like most community colleges, that accepts anyone with a high school diploma or G.E.D. Prior to taking courses students are placement tested and if students don't meet a cut-off score, they are required to complete one or more remedial courses in math, writing or reading. Despite passing the Florida FCAT in mathematics, Pedroso was required to take a remedial math class.which meant that she couldn’t take college-level courses in math until she passed the remedial course. Fortunately, Wendy was only required to complete one remedial math courses. It is not uncommon for students to complete two or three courses in remedial courses as prerequisites for college-level math.  </text:p>
      <text:p text:style-name="P6">            Gonzales reports that Wendy Pedroso’s dropped out of her first remedial math class at Miami Dade College, but later  passed the lower-level remedial math class and performed near the top in her class. Pedroso's attitude toward math improved and the extra coursework taught her discipline and studying skills, and over came her inabbility to conquer fractions,  Pedroso reported to the investigaor. Moreover, she no longer fears choosing a field of study that requires math, stating to Gonzales: “I’m not as scared at looking at other areas as I was before,” Pedroso said. “I’ve got a lot of more options.”</text:p>
      <text:p text:style-name="P7">Gonzalez provided a second student that shared a similar story:</text:p>
      <text:p text:style-name="P8"><text:span text:style-name="Emphasis"><text:span text:style-name="T2">            “Shakira Lockett was a pretty good student in elementary, middle and high school. The Miami-Dade County native   says she typically earned As and Bs in English classes. </text:span></text:span><text:span text:style-name="T2">Math was always something of a struggle for Lockett. Still,     she got through her high school exit exam with a passing grade and went on to graduate from Coral Gables Senior High School in 2008. She went straight to Miami Dade College. Then, something unexpected happened: She             flunked the college placement exams in all three subjects – reading, writing and math. That didn’t mean she             couldn’t attend the school; all state and community colleges in Florida have an open-door policy, which means everyone is accepted. But it did mean she had to take remedial courses before she could start college-level work..”</text:span></text:p>
      <text:p text:style-name="P6"> </text:p>
      <text:p text:style-name="P6">            Gonzales re[prts that Lockett was astonished to learn that she had to complete  a Reading 2 and Reading 3 class,    asserting “I was like, ‘Serious? Because I’ve always been good at reading.” Lockett spent a year-and-a half taking remedial classes before she could start her first college-level class to count toward her degree. The seven extra    courses cost her $300 each. Unlike Pedroso, Lockett found having to take remedial classes discouraging. “It makes you feel dumb,” Lockett said. “And you ask yourself, ‘Is there something wrong with me?’”</text:p>
      <text:p text:style-name="P6">Lockett’s experience actually is too common in Florida. In 2010-11, 54 percent of students coming out of high school failed at least one subject on the Florida College System’s placement test, according to an investigation by the Florida Center for Investigative Reporting and StateImpact Florida. That meant nearly 30,000 students – high school graduates – had to take at least one remedial course in college.</text:p>
      <text:p text:style-name="P2">            It seems that schooling process is fraudulent. In many states testing programs have contributed to a damaging illusion among many students. Some who excel in public school and do well on the State mandated tests, such as the Florida FCAT, graduate thinking they are well prepared for higher education, only to find they’re not ready at all. Often students harbor the belief that they are ready for <text:soft-page-break/>college and then face the reality of needing extensive remedial work at community colleges and even universities delaying graduation and resulting in spending signficant amounts to pay tutition cost for each remedial course.Many students can’t make it all the way through. Research shows that students who require remedial education are less likely to earn a degree than students who don’t require remediation.</text:p>
      <text:p text:style-name="P6">            Education experts in Flordia claim that part of the problem is that a high school diploma has never been the same thing as a certificate of college readiness. There’s a curriculum gap between what high school students are taught and what they need to know going into college. And it’s been an ongoing problem that state educators have not addressed until recently. Former Florida Governor Jeb Bush has been a proponent of the state’s high school exit exam – the FCAT. But now he admits the test was never meant to determine whether students are prepared for college. “It’s really a gateway to graduate from high school, not to be college ready,” he told StateImpact Florida in an interview. Bush said it’s evident the test is flawed since many high school students can’t graduate because they can’t pass the FCAT, which only tests 10th-grade level academic skills. “Or worse yet, as you said, 50 percent of our students need remedial work to be able to take a college course,” he said.</text:p>
      <text:p text:style-name="P6">            So, if the FCAT is not a certificate of college readiness, then what is it? Or, what are students learning in Florida schools – certainly is doesn't accurately measure arithmetic, reading or basic writing skills that one would reasonbaly assume students would possess by virtue of passing the FCAT, or graduating high school. And up until now, students have been allowed to graduate high school without taking a math class higher than Algebra 1. However, 2012 was the last year students were allowed to graduate high school without taking more advanced classes. Florida's DOE  hopes that requiring more advanced math classes will mean more students are prepared for college. But high school teacher Katerine Santana in her interview with Sarah Gonzales (2012) says that alone won’t solve the problem. She teaches Algebra 2 at Miami Northwestern Senior High, statings tht many of her students can’t add or subtract. This poses a challenge for math teachers because students who have fallen behind and lack foundational skills tend to lose interest in the subject, yet they pass the FCAT, high school Algebra, and graduate with a diploma in hand.</text:p>
      <text:p text:style-name="P2">            At some point in time, public education became a self-perpectuating machine that exist only to maintain its own existance. These students were victimes of incompetence or fraud perpectuated on them by an archane and dishonest system that passes on the responsiility of teaching its students to community colleges that provide a second chance for students to learn what the public schools had not taught. Not only were the students cheated, but so were their parents who trusted the schools to educate their children, but also the taxpayer who had to pay it twice.</text:p>
      <text:p text:style-name="P2">            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 30Effective remediation is a huge bargain. 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 else. They won’t take the advanced courses in literature and history that faculty members love to teach, they won’t graduate, they won’t transfer, and they won’t land one of that high-demand, high-wage jobs. On the contrary, they are all too likely to land on welfare or in <text:soft-page-break/>jail.</text:p>
      <text:p text:style-name="P2">            So, despite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and the proposed solution(s) goes on as ususal “... raise the standards, increase the rigor, reform the curriculum, etc.” Yet, the more things change the more they say the same. Unfortunately policy makers, educational administrators, even teachers can't see the "forest for the trees.</text:p>
      <text:p text:style-name="Text_20_body">            Now let's examine how Florida decided to fix the underprepared student problem. Developmental math has consistently accounted for the majority of the developmental education course enrollments for all students during the past five years. Latest results show math accounted for 54.5 percent of all developmental education course enrollments during 2010-11With the cost of remediation at an all time high and  ever increasing number of students placing into remedial courses, in 2013, the Florida Legislature passed Senate Bill 1720, resulting in what the Florida Department of Education refers to as “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education options must be made available, meaning not a one-size-fits-all approach.” Moreover, it was never “one size fits all.” Students were placed into courses aligned with their abilities, and also provided a number of options for remediation. Florida, there is no reason to revise history here because you and I know that you've made a regressive and irresponsible action that targets minority students, the poor, and first-genration students hardest.</text:p>
      <text:p text:style-name="Text_20_body">            Now, presto-chango, the legislature took Florida public schools “off the hook” for failing miserably to prepare students for college or careers. Without placement testing, it is no longer possible to measure college readiness. In contrast, some states, such as Kentucky, have been able to wrap their multiple reform initiatives into a cohesive effort. In Kentucky, a 2009 senate bill put forth several education initiatives, but they were all aligned to the singular vision of helping students achieve college and career readiness. The Kentucky Council on Postsecondary Education, Kentucky Board of Education, and Kentucky Department of Education mandated a unified strategy to reduce college remediation rates of recent high school graduates by at least  50 percent of 2010 rates by 2014.  </text:p>
      <text:p text:style-name="Text_20_body">            The need to cut or redirect the budget is the most often cited reason to reduce or eliminate developmental course offerings and academic assistance programs. Rather than banning developmental courses directly,some states plan to indirectly eliminate them through financial starvation by refusing to provide individual institutions the traditional state reimbursements for credit hours or head count generated through the courses. Policy makers within the 22 campus California State University system wish to end all developmental education. Even though the CSU system admits only the top one third of graduating high school students, 60 percent of incoming first year students fail placement exams and enroll in various remedial courses. Eliminating developmental studies courses would save $10 million, less than 1percent of the system's operating budget. Proponents of the plan say that CSU cannot effectively "fix" the mistakes created by local school districts.Instead of forcing high schools to find appropriate measures to reduce remediation, the Legislature abolished developmental studies.</text:p>
      <text:p text:style-name="Text_20_body">            The college that I discussed earlier promptly abolished its Department of Developmental Studies after passage of the Senate Bill. So, back to the past, colleges will have to face the choice of passing students along as do the high schools, failing students in record number, and/or dumbing down their coursesl. But, I guess that since available jobs are few, the “pool of highly literate and well-trained workers and professionals who will promote the economic development of their state or region... is <text:soft-page-break/>simply not large enough to sustain economic development.” does not hold for Florida. Of these workers in Florida, don't expect to find a diversity within the talent pool. You'll only find them at Disney, other theme parks or working at sugar plantations in Immokelae, and sadly enough the unemployed or end up in welfare or prison.</text:p>
      <text:p text:style-name="P8"> </text:p>
      <text:p text:style-name="P8">            The Florida College System website also boasts that Florida “has been at the forefront of national efforts to reform developmental  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Now this was brilliant, test high school students at the high schools and enroll those who need remediation in community colllege remedial courses while their still in high school and let the high schools math faculty teach the remedial courses. Doesn't it beg the question, why not reenrole the students in the courses that are taught on high school campuses that are designed by public schools to prepare students for college. It is testemant to there sloppy curriculum. Moreove, trust the same faculty that could not prepare the students the first time to try try again.</text:p>
      <text:p text:style-name="P8"> </text:p>
      <text:p text:style-name="P5"><text:span text:style-name="T2">            As late as 2012, Lenore Rodicio, Vice Provost for Student Achievement Initiatives at Miami Dade College. She said until high school curriculum aligns with college curriculum, state and community colleges need to fill in the gaps by offering remedial courses, also known as “developmental education.” However, </text:span>The FLDOE website states: “Florida also engaged in curricular alignment of high school and postsecondary standards to create a path for seamless transitions.' As college administrator I met with high school faculty members, curriculum administrators, and college faculty that teach developmental courses to see if we could better understand gaps between the high school and jcollegscinxyncal e curriculm. We couldn't find them.. Abiut half-way through the meeting a high school faculty member let the “cat out of the bag” assertingI know what the problem is.”  she said in a went on to tell me that the district (one of the largest in the U./S.) essentiallly enrolled the majority of its students in different versions of Algebra I. Consider the four credits that vast number of student would enroll: 9<text:span text:style-name="T7">th</text:span> graders take Algeebra I and receive credit for 1 unit of math; 10<text:span text:style-name="T7">th</text:span> grade Algebra IIB (one unit); 11<text:span text:style-name="T7">th</text:span> grade (informal geometry-dumbed down plane geometry); and 12<text:span text:style-name="T7">th</text:span> grade liberal arts math. The teacher was joined by others that stated that it was set up that way to ensure that schoold met Florida benchmarks. Algebra I four times over. In most stated Algebra II is a  requirement for alal studnets. .and allowed students to receive full credit for Algebra I A and Algebra IB. A 2012 Jobs for the Future policy report recognized Florida for its efforts in developmental education innovation. The report identified Florida's Postsecondary Education Readiness Test  (PERT) as a major step forward for the nation in assessment and placement innovation. The PERT is a customized placement test based on Florida's college readiness competencies. In addition to being administered to students seeking admission to the Florida College System, it is also given to 11th grade students to evaluate their preparedness for college-level work. Since its October 2010 launch, the PERT has been administered over one million time.</text:p>
      <text:p text:style-name="P2">            It seems that prevailing practices and paradigms and even accepted folklore about math learning are too well entrenched to move beyond the mantras:  "high standards, hold teachers accountable or increased school spending." Albeit, these three elements are important, they do not strike at the heart of the problem for mathematics learning.  Standards <text:span text:style-name="T8">have</text:span> changed; yet, how mathematics is taught and learned has remained stagnant for over 100 years.  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text:soft-page-break/>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p>
      <text:p text:style-name="Text_20_body"> </text:p>
      <text:p text:style-name="P3">Mathematics Teaching</text:p>
      <text:p text:style-name="P4"> </text:p>
      <text:p text:style-name="P4">The following quotes from Sarah Gonzales article epitomizes several problems in the mathematics classroom that will be subsequently addressed:</text:p>
      <text:p text:style-name="P12"><text:span text:style-name="T11">•</text:span><text:span text:style-name="T10">         </text:span><text:span text:style-name="T11">I don’t know what happened with these people that come from high school,” said Isis Casanova de Franco, a remedial math professor at Miami Dade College. Casanova de Franco said her granddaughter in second grade can add but many of her college students cannot. “It’s very difficult to understand how they don’t even know how to add or subtract whole numbers,” she said.</text:span></text:p>
      <text:p text:style-name="P12"><text:span text:style-name="T11">•</text:span><text:span text:style-name="T10">         </text:span><text:span text:style-name="T11">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pan></text:p>
      <text:p text:style-name="P12"><text:span text:style-name="T11">•</text:span><text:span text:style-name="T10">         </text:span><text:span text:style-name="T11">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span></text:p>
      <text:p text:style-name="P13"><text:span text:style-name="T11">•</text:span><text:span text:style-name="T10">         </text:span><text:span text:style-name="T11">Many experts say one answer lies in re-thinking how math is taught in K-12 schools. Math is a challenging subject that requires critical-thinking skills — traits not often emphasized and developed in the U.S. public school system, unlike in China and Japan.</text:span></text:p>
      <text:p text:style-name="P12">•<text:span text:style-name="T9">         </text:span><text:span text:style-name="T11">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12">Art of Problem Solving</text:span></text:a><text:span text:style-name="T11">. ts.</text:span></text:p>
      <text:p text:style-name="P12"><text:span text:style-name="T11">•</text:span><text:span text:style-name="T10">         </text:span><text:span text:style-name="T11">“Math is a creative discipline,” Rusczyk said. “It’s not fun if you have to memorize it, and that way it’s not easy to learn.”</text:span></text:p>
      <text:p text:style-name="P12"><text:span text:style-name="T11">•</text:span><text:span text:style-name="T10">         </text:span><text:span text:style-name="T11">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span></text:p>
      <text:p text:style-name="P12"><text:span text:style-name="T11">•</text:span><text:span text:style-name="T10">         </text:span><text:span text:style-name="T11">“I needed to understand why and how things worked,” Pedroso said of one of her math teachers. “But she didn’t take the time to explain things and moved onto the next subject even if we didn’t understand.”</text:span></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3T14:27:33.014000000</meta:creation-date>
    <dc:date>2014-11-13T14:28:02.326000000</dc:date>
    <meta:editing-duration>P0D</meta:editing-duration>
    <meta:editing-cycles>1</meta:editing-cycles>
    <meta:document-statistic meta:table-count="0" meta:image-count="0" meta:object-count="0" meta:page-count="12" meta:paragraph-count="64" meta:word-count="7214" meta:character-count="47152" meta:non-whitespace-character-count="39287"/>
    <meta:generator>LibreOffice/4.1.4.2$Windows_x86 LibreOffice_project/0a0440ccc0227ad9829de5f46be37cfb6edcf72</meta:generator>
  </office:meta>
</office:document-meta>
</file>